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nl" fo:country="NL"/>
    </style:style>
    <style:style style:name="P2" style:family="paragraph" style:parent-style-name="Standard">
      <style:text-properties fo:language="nl" fo:country="NL" fo:font-weight="bold" style:font-weight-asian="bold" style:font-weight-complex="bold"/>
    </style:style>
    <style:style style:name="P3" style:family="paragraph" style:parent-style-name="Standard" style:list-style-name="L2">
      <style:text-properties fo:language="nl" fo:country="NL"/>
    </style:style>
    <style:style style:name="P4" style:family="paragraph" style:parent-style-name="Standard" style:list-style-name="L3">
      <style:text-properties fo:language="nl" fo:country="NL"/>
    </style:style>
    <style:style style:name="P5" style:family="paragraph" style:parent-style-name="Standard">
      <style:text-properties fo:language="nl" fo:country="NL" fo:font-weight="normal" style:font-weight-asian="normal" style:font-weight-complex="normal"/>
    </style:style>
    <style:style style:name="P6" style:family="paragraph" style:parent-style-name="Standard" style:list-style-name="L4">
      <style:text-properties fo:language="nl" fo:country="NL" fo:font-weight="normal" style:font-weight-asian="normal" style:font-weight-complex="normal"/>
    </style:style>
    <style:style style:name="P7" style:family="paragraph" style:parent-style-name="Standard" style:list-style-name="L5">
      <style:text-properties fo:language="nl" fo:country="NL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nl" fo:country="N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onze bioscoop heeft u ook de mogelijkheid om te kiezen uit meerder lekkernijen voor tijdens de film</text:p>
      <text:p text:style-name="P1">u kunt keuzen maken uit onder anderen:</text:p>
      <text:p text:style-name="P1"/>
      <text:p text:style-name="P2">popcorn (smal/medium/large) in de smaken:</text:p>
      <text:list xml:id="list2768181823608361179" text:style-name="L2">
        <text:list-item>
          <text:list>
            <text:list-item>
              <text:p text:style-name="P3">zoet</text:p>
            </text:list-item>
            <text:list-item>
              <text:p text:style-name="P3">zout</text:p>
            </text:list-item>
          </text:list>
        </text:list-item>
      </text:list>
      <text:p text:style-name="P1"/>
      <text:p text:style-name="P1"><text:s/><text:tab/><text:span text:style-name="T1">snacks zoals</text:span></text:p>
      <text:list xml:id="list3044045259621477078" text:style-name="L3">
        <text:list-item>
          <text:list>
            <text:list-item>
              <text:p text:style-name="P4">m&amp;m (250 of 450gram)</text:p>
            </text:list-item>
            <text:list-item>
              <text:p text:style-name="P4">sticker/mars/bounty</text:p>
            </text:list-item>
            <text:list-item>
              <text:p text:style-name="P4">chips(lays) naturel/paprika/hot chili</text:p>
            </text:list-item>
          </text:list>
        </text:list-item>
      </text:list>
      <text:p text:style-name="P1"/>
      <text:p text:style-name="P2">ook hebben wij diverse soorten dranken waaronder alcoholische dranken(18+)</text:p>
      <text:p text:style-name="P2"/>
      <text:p text:style-name="P2"><text:tab/>dranken</text:p>
      <text:list xml:id="list1441140320546642065" text:style-name="L4">
        <text:list-item>
          <text:p text:style-name="P6">cola/light/zero/Cherry</text:p>
        </text:list-item>
        <text:list-item>
          <text:p text:style-name="P6">fanta</text:p>
        </text:list-item>
        <text:list-item>
          <text:p text:style-name="P6">redbull</text:p>
        </text:list-item>
        <text:list-item>
          <text:p text:style-name="P6">monster</text:p>
        </text:list-item>
        <text:list-item>
          <text:p text:style-name="P6">cassis</text:p>
        </text:list-item>
        <text:list-item>
          <text:p text:style-name="P6">appelsap</text:p>
        </text:list-item>
      </text:list>
      <text:p text:style-name="P5"/>
      <text:p text:style-name="P2"><text:tab/>alcoholische dranken zoals</text:p>
      <text:list xml:id="list4302161552359662501" text:style-name="L5">
        <text:list-item>
          <text:list>
            <text:list-item>
              <text:p text:style-name="P7">bier Heineken/Jupiler/Amstel radler</text:p>
            </text:list-item>
            <text:list-item>
              <text:p text:style-name="P7">Jillz</text:p>
            </text:list-item>
            <text:list-item>
              <text:p text:style-name="P7">desperado</text:p>
            </text:list-item>
          </text:list>
        </text:list-item>
      </text:list>
      <text:p text:style-name="P5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an dekker</meta:initial-creator>
    <meta:creation-date>2014-09-15T20:19:27.02</meta:creation-date>
    <meta:document-statistic meta:table-count="0" meta:image-count="0" meta:object-count="0" meta:page-count="1" meta:paragraph-count="21" meta:word-count="80" meta:character-count="506"/>
    <dc:date>2014-09-15T21:06:47.60</dc:date>
    <dc:creator>johan dekker</dc:creator>
    <meta:editing-duration>PT1M25S</meta:editing-duration>
    <meta:editing-cycles>1</meta:editing-cycles>
    <meta:generator>OpenOffice/4.1.1$Win32 OpenOffice.org_project/411m6$Build-9775</meta:generator>
  </office:meta>
</office:document-meta>
</file>